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6-17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6-17)'.D8">
          <table:error-message table:message-type="stop" table:display="true"/>
        </table:content-validation>
      </table:content-validations>
      <table:table table:name="DATE (24-06-17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30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7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7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7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7" office:value-type="string" calcext:value-type="string">
            <text:p>Status</text:p>
          </table:table-cell>
          <table:table-cell table:style-name="ce97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7"/>
        </table:table-row>
        <table:table-row table:style-name="ro1">
          <table:table-cell table:style-name="ce3" office:value-type="string" calcext:value-type="string">
            <text:p>CSRM-GRK-03</text:p>
          </table:table-cell>
          <table:table-cell table:style-name="Default" table:number-columns-repeated="2"/>
          <table:table-cell table:style-name="ce22"/>
          <table:table-cell table:style-name="ce93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N/A (Contest)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Player Elevation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Outland Elevation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Core Elevation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Midland Elevation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Unbuildable Rock Terrain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Player Forest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Outland Forest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Core Forest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4</text:p>
          </table:table-cell>
          <table:table-cell office:value-type="string" calcext:value-type="string">
            <text:p>Midland Forest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7" calcext:value-type="float">
            <text:p>7</text:p>
          </table:table-cell>
          <table:table-cell office:value-type="string" calcext:value-type="string">
            <text:p>Connection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A</text:p>
          </table:table-cell>
          <table:table-cell office:value-type="string" calcext:value-type="string">
            <text:p>Starting Unit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B</text:p>
          </table:table-cell>
          <table:table-cell office:value-type="string" calcext:value-type="string">
            <text:p>Outland Stone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C</text:p>
          </table:table-cell>
          <table:table-cell office:value-type="string" calcext:value-type="string">
            <text:p>Outland Resource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8.D</text:p>
          </table:table-cell>
          <table:table-cell office:value-type="string" calcext:value-type="string">
            <text:p>Midland Resource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style-name="ce65"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ufficiently similar to vanilla fortress to be competitive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2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3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7];[.A81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1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7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7];[.A83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7];[.A83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7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7];[.A85])" office:value-type="float" office:value="52" calcext:value-type="float" table:number-columns-spanned="2" table:number-rows-spanned="1">
            <text:p>52</text:p>
          </table:table-cell>
          <table:covered-table-cell/>
          <table:table-cell table:style-name="ce12" table:formula="of:=COUNTIF([.$F$8:.$F$77];[.A85])" office:value-type="float" office:value="53" calcext:value-type="float" table:number-columns-spanned="2" table:number-rows-spanned="1">
            <text:p>53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7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7];[.A86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24-06-17)'.F8:'DATE (24-06-17)'.F34 'DATE (24-06-17)'.F37:'DATE (24-06-17)'.F39 'DATE (24-06-17)'.F41:'DATE (24-06-17)'.F41 'DATE (24-06-17)'.F43:'DATE (24-06-17)'.F46 'DATE (24-06-17)'.F48:'DATE (24-06-17)'.F51 'DATE (24-06-17)'.F53:'DATE (24-06-17)'.F53 'DATE (24-06-17)'.F55:'DATE (24-06-17)'.F56 'DATE (24-06-17)'.F58:'DATE (24-06-17)'.F60 'DATE (24-06-17)'.F62:'DATE (24-06-17)'.F69 'DATE (24-06-17)'.F71:'DATE (24-06-17)'.F71 'DATE (24-06-17)'.F73:'DATE (24-06-17)'.F73 'DATE (24-06-17)'.F75:'DATE (24-06-17)'.F75 'DATE (24-06-17)'.F77:'DATE (24-06-17)'.F77 'DATE (24-06-17)'.D77:'DATE (24-06-17)'.D77 'DATE (24-06-17)'.D75:'DATE (24-06-17)'.D75 'DATE (24-06-17)'.D73:'DATE (24-06-17)'.D73 'DATE (24-06-17)'.D71:'DATE (24-06-17)'.D71 'DATE (24-06-17)'.D62:'DATE (24-06-17)'.D69 'DATE (24-06-17)'.D58:'DATE (24-06-17)'.D60 'DATE (24-06-17)'.D55:'DATE (24-06-17)'.D56 'DATE (24-06-17)'.D53:'DATE (24-06-17)'.D53 'DATE (24-06-17)'.D48:'DATE (24-06-17)'.D51 'DATE (24-06-17)'.D43:'DATE (24-06-17)'.D46 'DATE (24-06-17)'.D41:'DATE (24-06-17)'.D41 'DATE (24-06-17)'.D37:'DATE (24-06-17)'.D39 'DATE (24-06-17)'.D8:'DATE (24-06-17)'.D34">
            <calcext:condition calcext:apply-style-name="Red Fill" calcext:value="=&quot;Non-Compliant&quot;" calcext:base-cell-address="'DATE (24-06-17)'.D8"/>
            <calcext:condition calcext:apply-style-name="Orange Fill" calcext:value="=&quot;Exception Rejected&quot;" calcext:base-cell-address="'DATE (24-06-17)'.D8"/>
            <calcext:condition calcext:apply-style-name="Light Green Fill" calcext:value="=&quot;Compliance Expected&quot;" calcext:base-cell-address="'DATE (24-06-17)'.D8"/>
            <calcext:condition calcext:apply-style-name="Dark Green Fill" calcext:value="=&quot;Exception Granted&quot;" calcext:base-cell-address="'DATE (24-06-17)'.D8"/>
            <calcext:condition calcext:apply-style-name="Emerald Fill" calcext:value="=&quot;Compliant&quot;" calcext:base-cell-address="'DATE (24-06-17)'.D8"/>
            <calcext:condition calcext:apply-style-name="Note" calcext:value="=&quot;Not-Applicable&quot;" calcext:base-cell-address="'DATE (24-06-17)'.D8"/>
            <calcext:condition calcext:apply-style-name="Yellow Fill" calcext:value="=&quot;Exception Requested&quot;" calcext:base-cell-address="'DATE (24-06-17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21:16:41.500000000</dc:date>
    <meta:editing-duration>P2DT15H44M5S</meta:editing-duration>
    <meta:editing-cycles>174</meta:editing-cycles>
    <meta:generator>LibreOffice/7.1.3.2$Windows_X86_64 LibreOffice_project/47f78053abe362b9384784d31a6e56f8511eb1c1</meta:generator>
    <meta:document-statistic meta:table-count="1" meta:cell-count="254" meta:object-count="0"/>
  </office:meta>
</office:document-meta>
</file>